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officeooo:rsid="0002cfe8" officeooo:paragraph-rsid="0002cfe8" style:font-weight-asian="bold" style:font-weight-complex="bold"/>
    </style:style>
    <style:style style:name="P3" style:family="paragraph" style:parent-style-name="Standard">
      <style:text-properties style:font-name="Arial1" fo:font-weight="bold" officeooo:rsid="00067599" officeooo:paragraph-rsid="00067599" style:font-weight-asian="bold" style:font-weight-complex="bold"/>
    </style:style>
    <style:style style:name="P4" style:family="paragraph" style:parent-style-name="Standard">
      <style:text-properties style:font-name="Arial1" fo:font-weight="bold" officeooo:rsid="000d6f8d" officeooo:paragraph-rsid="000d6f8d" style:font-weight-asian="bold" style:font-weight-complex="bold"/>
    </style:style>
    <style:style style:name="P5" style:family="paragraph" style:parent-style-name="Standard">
      <style:text-properties style:font-name="Arial1" fo:font-weight="bold" officeooo:rsid="0017e6b7" officeooo:paragraph-rsid="0017e6b7" style:font-weight-asian="bold" style:font-weight-complex="bold"/>
    </style:style>
    <style:style style:name="P6" style:family="paragraph" style:parent-style-name="Standard">
      <style:text-properties style:font-name="Arial1" fo:font-weight="bold" officeooo:rsid="001cd8e4" officeooo:paragraph-rsid="001cd8e4" style:font-weight-asian="bold" style:font-weight-complex="bold"/>
    </style:style>
    <style:style style:name="P7" style:family="paragraph" style:parent-style-name="Standard">
      <style:text-properties style:font-name="Arial1" fo:font-weight="bold" officeooo:rsid="001da6af" officeooo:paragraph-rsid="001da6af" style:font-weight-asian="bold" style:font-weight-complex="bold"/>
    </style:style>
    <style:style style:name="P8" style:family="paragraph" style:parent-style-name="Standard">
      <style:text-properties style:font-name="Arial1" fo:font-weight="bold" officeooo:rsid="001f73b8" officeooo:paragraph-rsid="001f73b8" style:font-weight-asian="bold" style:font-weight-complex="bold"/>
    </style:style>
    <style:style style:name="P9" style:family="paragraph" style:parent-style-name="Standard">
      <style:text-properties style:font-name="Arial1" fo:font-weight="bold" officeooo:rsid="002115ec" officeooo:paragraph-rsid="002115ec" style:font-weight-asian="bold" style:font-weight-complex="bold"/>
    </style:style>
    <style:style style:name="P10" style:family="paragraph" style:parent-style-name="Standard">
      <style:text-properties style:font-name="Arial1" fo:font-weight="bold" officeooo:rsid="0022a115" officeooo:paragraph-rsid="0022a115" style:font-weight-asian="bold" style:font-weight-complex="bold"/>
    </style:style>
    <style:style style:name="P11" style:family="paragraph" style:parent-style-name="Standard">
      <style:text-properties style:font-name="Arial1" officeooo:rsid="0002cfe8" officeooo:paragraph-rsid="0002cfe8"/>
    </style:style>
    <style:style style:name="P12" style:family="paragraph" style:parent-style-name="Standard">
      <style:text-properties style:font-name="Arial1" officeooo:rsid="0004a2a4" officeooo:paragraph-rsid="0004a2a4"/>
    </style:style>
    <style:style style:name="P13" style:family="paragraph" style:parent-style-name="Standard">
      <style:text-properties style:font-name="Arial1" fo:font-weight="normal" officeooo:rsid="00067599" officeooo:paragraph-rsid="00067599" style:font-weight-asian="normal" style:font-weight-complex="normal"/>
    </style:style>
    <style:style style:name="P14" style:family="paragraph" style:parent-style-name="Standard">
      <style:text-properties style:font-name="Arial1" fo:font-weight="normal" officeooo:rsid="000777ba" officeooo:paragraph-rsid="000777ba" style:font-weight-asian="normal" style:font-weight-complex="normal"/>
    </style:style>
    <style:style style:name="P15" style:family="paragraph" style:parent-style-name="Standard">
      <style:text-properties style:font-name="Arial1" fo:font-weight="normal" officeooo:rsid="000bad86" officeooo:paragraph-rsid="000bad86" style:font-weight-asian="normal" style:font-weight-complex="normal"/>
    </style:style>
    <style:style style:name="P16" style:family="paragraph" style:parent-style-name="Standard">
      <style:text-properties style:font-name="Arial1" fo:font-weight="normal" officeooo:rsid="000d6f8d" officeooo:paragraph-rsid="000d6f8d" style:font-weight-asian="normal" style:font-weight-complex="normal"/>
    </style:style>
    <style:style style:name="P17" style:family="paragraph" style:parent-style-name="Standard">
      <style:text-properties style:font-name="Arial1" fo:font-weight="normal" officeooo:rsid="0011bde8" officeooo:paragraph-rsid="0011bde8" style:font-weight-asian="normal" style:font-weight-complex="normal"/>
    </style:style>
    <style:style style:name="P18" style:family="paragraph" style:parent-style-name="Standard">
      <style:text-properties style:font-name="Arial1" fo:font-weight="normal" officeooo:rsid="0013272a" officeooo:paragraph-rsid="0013272a" style:font-weight-asian="normal" style:font-weight-complex="normal"/>
    </style:style>
    <style:style style:name="P19" style:family="paragraph" style:parent-style-name="Standard">
      <style:text-properties style:font-name="Arial1" fo:font-weight="normal" officeooo:rsid="0017e6b7" officeooo:paragraph-rsid="0017e6b7" style:font-weight-asian="normal" style:font-weight-complex="normal"/>
    </style:style>
    <style:style style:name="P20" style:family="paragraph" style:parent-style-name="Standard">
      <style:text-properties style:font-name="Arial1" fo:font-weight="normal" officeooo:rsid="001cd8e4" officeooo:paragraph-rsid="001cd8e4" style:font-weight-asian="normal" style:font-weight-complex="normal"/>
    </style:style>
    <style:style style:name="P21" style:family="paragraph" style:parent-style-name="Standard">
      <style:text-properties style:font-name="Arial1" fo:font-weight="normal" officeooo:rsid="002115ec" officeooo:paragraph-rsid="002115ec" style:font-weight-asian="normal" style:font-weight-complex="normal"/>
    </style:style>
    <style:style style:name="P22" style:family="paragraph" style:parent-style-name="Standard">
      <style:text-properties style:font-name="Arial1" fo:font-weight="normal" officeooo:rsid="002115ec" officeooo:paragraph-rsid="0022a115" style:font-weight-asian="normal" style:font-weight-complex="normal"/>
    </style:style>
    <style:style style:name="P23" style:family="paragraph" style:parent-style-name="Standard">
      <style:text-properties style:font-name="Arial1" officeooo:paragraph-rsid="0007d780"/>
    </style:style>
    <style:style style:name="P24" style:family="paragraph" style:parent-style-name="Standard">
      <style:text-properties style:font-name="Arial1" officeooo:rsid="000bad86" officeooo:paragraph-rsid="000bad86"/>
    </style:style>
    <style:style style:name="T1" style:family="text">
      <style:text-properties style:font-name="Arial1"/>
    </style:style>
    <style:style style:name="T2" style:family="text">
      <style:text-properties fo:font-variant="normal" fo:text-transform="none" fo:color="#333333" loext:opacity="100%" fo:letter-spacing="normal"/>
    </style:style>
    <style:style style:name="T3" style:family="text">
      <style:text-properties fo:font-variant="normal" fo:text-transform="none" fo:color="#333333" loext:opacity="100%" style:font-name="Helvetica Neue" fo:font-size="6pt" fo:letter-spacing="normal" fo:font-style="normal" fo:font-weight="normal"/>
    </style:style>
    <style:style style:name="T4" style:family="text">
      <style:text-properties fo:font-weight="normal" style:font-weight-asian="normal" style:font-weight-complex="normal"/>
    </style:style>
    <style:style style:name="T5" style:family="text">
      <style:text-properties fo:font-weight="normal" officeooo:rsid="0007d780" style:font-weight-asian="normal" style:font-weight-complex="normal"/>
    </style:style>
    <style:style style:name="T6" style:family="text">
      <style:text-properties fo:font-weight="normal" officeooo:rsid="00097cf9" style:font-weight-asian="normal" style:font-weight-complex="normal"/>
    </style:style>
    <style:style style:name="T7" style:family="text">
      <style:text-properties fo:font-weight="normal" officeooo:rsid="000b151f" style:font-weight-asian="normal" style:font-weight-complex="normal"/>
    </style:style>
    <style:style style:name="T8" style:family="text">
      <style:text-properties officeooo:rsid="0004a2a4"/>
    </style:style>
    <style:style style:name="T9" style:family="text">
      <style:text-properties fo:font-weight="bold" style:font-weight-asian="bold" style:font-weight-complex="bold"/>
    </style:style>
    <style:style style:name="T10" style:family="text">
      <style:text-properties fo:font-weight="bold" officeooo:rsid="0007d780" style:font-weight-asian="bold" style:font-weight-complex="bold"/>
    </style:style>
    <style:style style:name="T11" style:family="text">
      <style:text-properties fo:font-weight="bold" officeooo:rsid="000b151f" style:font-weight-asian="bold" style:font-weight-complex="bold"/>
    </style:style>
    <style:style style:name="T12" style:family="text">
      <style:text-properties fo:font-weight="bold" officeooo:rsid="0022a115" style:font-weight-asian="bold" style:font-weight-complex="bold"/>
    </style:style>
    <style:style style:name="T13" style:family="text">
      <style:text-properties officeooo:rsid="000bad86"/>
    </style:style>
    <style:style style:name="T14" style:family="text">
      <style:text-properties officeooo:rsid="0014a7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open-science-training-handbook.github.io/Open-Science-Training-Handbook_EN/" text:style-name="Internet_20_link" text:visited-style-name="Visited_20_Internet_20_Link"><text:span text:style-name="T1">https://open-science-training-handbook.github.io/Open-Science-Training-Handbook_EN/</text:span></text:a></text:p>
      <text:p text:style-name="P1"/>
      <text:p text:style-name="P1"/>
      <text:p text:style-name="P2"><text:span text:style-name="T13">1. </text:span>Introduction</text:p>
      <text:p text:style-name="P2"/>
      <text:p text:style-name="P1"><text:span text:style-name="Emphasis"><text:span text:style-name="Strong_20_Emphasis">"When all researchers are aware of Open Science, and are trained, supported and guided at all career stages to practice Open Science, the potential is there to fundamentally change the way research is performed and disseminated, fostering a scientific ecosystem in which research gains increased visibility, is shared more efficiently, and is performed with enhanced research integrity."</text:span></text:span><text:span text:style-name="T2"> </text:span><text:a xlink:type="simple" xlink:href="https://ec.europa.eu/research/openscience/pdf/os_skills_wgreport_final.pdf#view=fit&amp;pagemode=none" office:target-frame-name="_blank" xlink:show="new" text:style-name="Internet_20_link" text:visited-style-name="Visited_20_Internet_20_Link">Open Science Skills Working Group Report</text:a><text:span text:style-name="T2"> </text:span><text:span text:style-name="T3">(2017)</text:span> </text:p>
      <text:p text:style-name="P1"/>
      <text:p text:style-name="P11">Open Science, the movement to make scientific products and processes accessbile to and reusable by all, is about culture and knowledge as much as it is about technologies and services.</text:p>
      <text:p text:style-name="P12">This book offers guidance and resources for Open Science instructors and trainers, as well as anyone interested in improving levels of transparency and participation in researcb practices. </text:p>
      <text:p text:style-name="P1"><text:span text:style-name="T8">T</text:span>he handbook suggests training activities that can be adapted to various settings and target audiences</text:p>
      <text:p text:style-name="P1"/>
      <text:p text:style-name="P3">What is Open Science?</text:p>
      <text:p text:style-name="P13">According to the FOSTER taxonomy, "Open science is the movement to make scientific research, data and dissemination accessible to all levels of an inquiring society." It can be defined as a grouping of principles and practices:</text:p>
      <text:p text:style-name="P14"><text:span text:style-name="T9">Principles</text:span>: Open Science is about increased transparency, re-use, participation, cooperation, accountability and reproducibility for research. Aims to improve the quality and reliabilty of research through principles like inclusion, fairness, equity, and sharing.</text:p>
      <text:p text:style-name="P23"><text:span text:style-name="T10">Practices</text:span><text:span text:style-name="T5">: </text:span><text:span text:style-name="T6">Open Science includes changes to the way science is done – including opening access to research publication</text:span><text:span text:style-name="T7">s, data-sharing, open notebooks, transparency in research evaluation, ensuring the reproducibility of research (where possible), transparency in research methods, open source code, software and infrastructure, citizen science and open educational resources.</text:span></text:p>
      <text:p text:style-name="P23"><text:span text:style-name="T7"/></text:p>
      <text:p text:style-name="P24"><text:span text:style-name="T11">2.</text:span><text:span text:style-name="T7"> </text:span><text:span text:style-name="T9">Open Science Basics</text:span></text:p>
      <text:p text:style-name="P15">This chapter aims to provide concrete context as well as the key points for the most relevant aspects of Open Science. Starting from the core concepts and principles of Open Science, the chapter continues to address components such as Open Research Data, Open Access, Open Peer Review and Open Science Policies, together with more practical aspects such as Reproducible Research, Open Source Software and Open Licensing and File Formats.</text:p>
      <text:p text:style-name="P15"/>
      <text:p text:style-name="P4">2.1 Open Concepts and Principles</text:p>
      <text:p text:style-name="P16">Open Science is the practice of science in such a way that others can collaborate and contribute, where research data, lab notes and other research processes are freely available, under terms that enable reuse, redistribution and reproduction of the research and its underlying data and methods (FOSTER Open Science Definition). In a nutshell, Open Science is transparent and accessible knowledge that is shared and developed through collaborative networks (Vicente-Sáez &amp; Martínez-Fuentes 2018).</text:p>
      <text:p text:style-name="P16"/>
      <text:p text:style-name="P16">Open Science is about increased rigour, accountability, and reproducibility for research. It is <text:soft-page-break/>based on the principles of inclusion, fairness, equity, and sharing, and ultimately seeks to change the way research is done, who is involved and how it is valued. It aims to make research more open to participation, review/refutation, improvement and (re)use for the world to benefit.</text:p>
      <text:p text:style-name="P16"/>
      <text:p text:style-name="P16">There are several definitions of "openness" with regards to various aspects of science; the Open Definition defines it thus: “Open data and content can be freely used, modified, and shared by anyone for any purpose”.</text:p>
      <text:p text:style-name="P16"/>
      <text:p text:style-name="P18">Open Science Taxonomy</text:p>
      <text:p text:style-name="P17">Figure Pontika et al., 2015 </text:p>
      <text:p text:style-name="P17"/>
      <text:p text:style-name="P17"><text:span text:style-name="T14">Open</text:span>en Science is the movement to help make the results of scholarly research more accessible, including code, data, and research papers.</text:p>
      <text:p text:style-name="P17">It encompasses many different but often related aspects impacting the entire research lifecycle, including open publishing, open data, open source software, open notebook science, open peer review, open dissemination, and open materials.</text:p>
      <text:p text:style-name="P17"/>
      <text:p text:style-name="P5">2.2 Open Research Data and Materials</text:p>
      <text:p text:style-name="P19">Open research data is data that can be freely accessed, reused, remixed and redistributed, for academic research and teaching purposes and beyond. Ideally, open data have no restrictions on reuse or redistribution, and are appropriately licensed as such. In exceptional cases, e.g. to protect the identity of human subjects, special or limited restrictions of access are set. Openly sharing data exposes it to inspection, forming the basis for research verification and reproducibility, and opens up a pathway to wider collaboration. At most, open data may be subject to the requirement to attribute and sharealike.</text:p>
      <text:p text:style-name="P19"/>
      <text:p text:style-name="P6">FAIR principles</text:p>
      <text:p text:style-name="P20"><text:a xlink:type="simple" xlink:href="https://force11.org/info/the-fair-data-principles/" text:style-name="Internet_20_link" text:visited-style-name="Visited_20_Internet_20_Link">https://force11.org/info/the-fair-data-principles/</text:a></text:p>
      <text:p text:style-name="P6">Findable: <text:span text:style-name="T4">To make data reusable, the first thing should be that it is possible to find. It should be easy to find the data and the metadata for both humans and computers.</text:span></text:p>
      <text:p text:style-name="P7">Accesible: <text:span text:style-name="T4">The (meta)data should be retrievable by their identifier using a standardized and open communications protocol, possibly including authentication and authorisation. Also, metadata should be available even when the data are no longer available.</text:span></text:p>
      <text:p text:style-name="P8">Interoperable: <text:span text:style-name="T4">The data should be able to be combined with and used with other data or tools. The format of the data should therefore be open and interpretable for various tools, including other data records. The concept of interoperability applies both at the data and metadata level. For instance, the (meta)data should use vocabularies that follow FAIR principles.</text:span></text:p>
      <text:p text:style-name="P8">Re-usable: <text:span text:style-name="T4">Ultimately, FAIR aims at optimizing the reuse of data. To achieve this, metadata and data should be well-described so that they can be replicated and/or combined in different settings. Also, the reuse of the (meta)data should be stated with (a) clear and accessible license(s).</text:span></text:p>
      <text:p text:style-name="P8"><text:span text:style-name="T4"/></text:p>
      <text:p text:style-name="P9">Open Materials</text:p>
      <text:p text:style-name="P21">In addition to data sharing, the openness of research relies on sharing of materials. What materials researchers use is discipline-specific and sometimes unique to a lab. Below are examples of materials you can share, although always confer with peers in your discipline to identify which repositories are used. When you have materials, data, and publications from <text:soft-page-break/>the same research project shared in different repositories, cross-reference them with a link and a unique identifier so they can be easily located.</text:p>
      <text:p text:style-name="P21"/>
      <text:p text:style-name="P10">2.3 Open Research Software and Open Source</text:p>
      <text:p text:style-name="P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Helvetica Neue" svg:font-family="'Helvetica Neue', Helvetica, Arial, sans-serif"/>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Arial"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07T14:07:28.792000000</dc:date>
    <meta:editing-duration>PT37M28S</meta:editing-duration>
    <meta:editing-cycles>30</meta:editing-cycles>
    <meta:generator>LibreOffice/7.4.1.2$Windows_X86_64 LibreOffice_project/3c58a8f3a960df8bc8fd77b461821e42c061c5f0</meta:generator>
    <meta:document-statistic meta:table-count="0" meta:image-count="0" meta:object-count="0" meta:page-count="3" meta:paragraph-count="31" meta:word-count="923" meta:character-count="6265" meta:non-whitespace-character-count="5369"/>
  </office:meta>
</office:document-meta>
</file>